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6.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background-color="#ffff00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background-color="#ffff00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801cm" svg:y="5cm" presentation:class="title" presentation:user-transformed="true">
          <draw:text-box>
            <text:p><text:span text:style-name="T1">Java Strings</text:span></text:p>
          </draw:text-box>
        </draw:frame>
        <draw:frame draw:style-name="gr1" draw:text-style-name="P2" draw:layer="layout" svg:width="5.679cm" svg:height="0.962cm" svg:x="22.321cm" svg:y="14.788cm">
          <draw:text-box>
            <text:p>By: Roshan Limbu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tring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enerally String is a sequence of characters. But in java, String is an object.</text:p>
              </text:list-item>
              <text:list-item>
                <text:p>String class is used to create string object.</text:p>
                <text:p>There are two ways to create string objects:</text:p>
                <text:p>1. By String literal<text:tab/><text:tab/>2. By new keywor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tring literal</text:span></text:p>
          </draw:text-box>
        </draw:frame>
        <draw:frame presentation:style-name="pr3" draw:layer="layout" svg:width="25.6cm" svg:height="10.815cm" svg:x="1.4cm" svg:y="3.685cm" presentation:class="outline" presentation:user-transformed="true">
          <draw:text-box>
            <text:list text:style-name="L2">
              <text:list-item>
                <text:p>String literal is created by using double quotes and using String data types.</text:p>
              </text:list-item>
              <text:list-item>
                <text:p text:style-name="P4">Each time you create a string literal, the JVM checks the string constant pool first. If the string already exists in the pool, a reference to the pooled instance returns. If not then a <text:s/>new string object instance is created and placed in the pool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tring literal</text:span></text:p>
          </draw:text-box>
        </draw:frame>
        <draw:frame presentation:style-name="pr3" draw:layer="layout" svg:width="26.099cm" svg:height="10.815cm" svg:x="0.5cm" svg:y="3.685cm" presentation:class="outline" presentation:user-transformed="true">
          <draw:text-box>
            <text:list text:style-name="L2">
              <text:list-item>
                <text:p>StringLiteralExample.java</text:p>
                <text:p>class StringLiteralExample{</text:p>
                <text:p><text:s text:c="4"/>public static void main(String[] args) {</text:p>
                <text:p><text:s text:c="8"/>String s1 = "Hello" ;</text:p>
                <text:p><text:s text:c="8"/>System.out.println(s1); // prints Hello</text:p>
                <text:p><text:s text:c="4"/>}</text:p>
                <text:p>}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By new keyword: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lass JavaNewKeyword{</text:p>
                <text:p><text:s text:c="4"/>public static void main(String[] args) {</text:p>
                <text:p><text:s text:c="8"/>String s = new String("Hello");</text:p>
                <text:p><text:s text:c="8"/>System.out.println(s); // prints Hello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7.37cm" svg:height="10.205cm" svg:x="0.13cm" svg:y="1.795cm">
          <draw:text-box>
            <text:p>String Methods:</text:p>
            <text:p><text:span text:style-name="T1">charAt() </text:span>: <text:s/>Returns the character at the specified index</text:p>
            <text:p><text:span text:style-name="T1">compareTo()</text:span> : Compares two strings lexicographically</text:p>
            <text:p><text:span text:style-name="T1">compareToIgnoreCase() </text:span>:<text:tab/>Compares two strings lexicographically, ignoring case differences</text:p>
            <text:p><text:span text:style-name="T1">concat() </text:span>:<text:tab/>Appends a string to the end of another string</text:p>
            <text:p><text:span text:style-name="T1">contains() :</text:span><text:tab/>Checks whether a string contains a sequence of characters</text:p>
            <text:p><text:span text:style-name="T1">format() </text:span>:<text:tab/>Returns a formatted string using the specified locale, format string, and arguments</text:p>
            <text:p><text:span text:style-name="T1">indexOf()</text:span> :<text:tab/>Returns the position of the first found occurrence of specified characters in a string</text:p>
            <text:p><text:span text:style-name="T1">isEmpty() </text:span>:<text:tab/>Checks whether a string is empty or not</text:p>
            <text:p><text:span text:style-name="T1">length() </text:span>:<text:tab/>Returns the length of a specified string</text:p>
            <text:p><text:span text:style-name="T1">split()</text:span> :<text:tab/>Splits a string into an array of substrings</text:p>
            <text:p><text:span text:style-name="T1">toLowerCase() </text:span>:<text:tab/>Converts a string to lower case letters</text:p>
            <text:p><text:span text:style-name="T1">toUpperCase() </text:span>:<text:tab/>Converts a string to upper case letters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5.671cm" svg:height="1.352cm" svg:x="10.329cm" svg:y="6.648cm">
          <draw:text-box>
            <text:p><text:span text:style-name="T2">Thank you!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26:12.326763593</meta:creation-date>
    <dc:date>2023-08-13T08:53:52.809315230</dc:date>
    <meta:editing-duration>PT33M42S</meta:editing-duration>
    <meta:editing-cycles>2</meta:editing-cycles>
    <meta:generator>LibreOffice/7.5.5.2$Linux_X86_64 LibreOffice_project/ca8fe7424262805f223b9a2334bc7181abbcbf5e</meta:generator>
    <meta:document-statistic meta:object-count="47"/>
  </office:meta>
</office:document-meta>
</file>